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ad1" officeooo:paragraph-rsid="0008aad1"/>
    </style:style>
    <style:style style:name="P2" style:family="paragraph" style:parent-style-name="Standard">
      <style:text-properties officeooo:rsid="000ba0a7" officeooo:paragraph-rsid="000ba0a7"/>
    </style:style>
    <style:style style:name="P3" style:family="paragraph" style:parent-style-name="Standard">
      <style:text-properties officeooo:rsid="0009a840" officeooo:paragraph-rsid="0009a840"/>
    </style:style>
    <style:style style:name="P4" style:family="paragraph" style:parent-style-name="Standard">
      <style:text-properties officeooo:rsid="000ba0a7" officeooo:paragraph-rsid="000e5e07"/>
    </style:style>
    <style:style style:name="P5" style:family="paragraph" style:parent-style-name="Standard">
      <style:text-properties officeooo:rsid="000ba0a7" officeooo:paragraph-rsid="000ba0a7"/>
    </style:style>
    <style:style style:name="P6" style:family="paragraph" style:parent-style-name="Standard">
      <style:text-properties officeooo:rsid="000e5e07" officeooo:paragraph-rsid="000e5e07"/>
    </style:style>
    <style:style style:name="P7" style:family="paragraph" style:parent-style-name="Standard">
      <style:text-properties officeooo:rsid="0011e86c" officeooo:paragraph-rsid="0011e86c"/>
    </style:style>
    <style:style style:name="T1" style:family="text">
      <style:text-properties officeooo:rsid="0009a840"/>
    </style:style>
    <style:style style:name="T2" style:family="text">
      <style:text-properties officeooo:rsid="000df1fe"/>
    </style:style>
    <style:style style:name="T3" style:family="text">
      <style:text-properties officeooo:rsid="000e5e07"/>
    </style:style>
    <style:style style:name="T4" style:family="text">
      <style:text-properties officeooo:rsid="000e7cea"/>
    </style:style>
    <style:style style:name="T5" style:family="text">
      <style:text-properties officeooo:rsid="0011e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jacency matrix is a matrix of the relation between nodes in a graph, you can se<text:span text:style-name="T1">e in a adjacency matrix if the underlying graph is directed or not by noticing if every value Rxy = Ryx ass undirected graphs are symmetrical in nature.</text:span></text:p>
      <text:p text:style-name="P1"/>
      <text:p text:style-name="P3">A network of nodes is said to be egocentric if it is a network of every element connected to a given node.</text:p>
      <text:p text:style-name="P3"/>
      <text:p text:style-name="P3">Bridges are nodes in a network where every connection between nodes on either side of it goes trough it.</text:p>
      <text:p text:style-name="P3"/>
      <text:p text:style-name="P3">Density is a measurement of number of edges/ potential number of edges.</text:p>
      <text:p text:style-name="P3"/>
      <text:p text:style-name="P2">Centrality is the measurement of how important a node is, There are multiple types of Centrality</text:p>
      <text:p text:style-name="P2"/>
      <text:p text:style-name="P2">Between centrality, <text:span text:style-name="T3">how often a node is a bridge.</text:span></text:p>
      <text:p text:style-name="P6">This is calculated by finding all the shortest paths between every node in the graph and then dividing the number of shortest path including a given node by the number of shortest paths total.</text:p>
      <text:p text:style-name="P6">Often normalized.</text:p>
      <text:p text:style-name="P2"/>
      <text:p text:style-name="P4">Closeness centrality, <text:span text:style-name="T3">the distance to other node expressed as a fraction between 1, meaning that it is connected to every other node, and 0 meaning it is connected to no other node.</text:span><text:span text:style-name="T2"> </text:span></text:p>
      <text:p text:style-name="P4"><text:span text:style-name="T3">T</text:span><text:span text:style-name="T2">his is </text:span><text:span text:style-name="T3">calculated for a given node by finding the sum of edges and then removing the number of edges for the given node and the dividing 1 by the result.</text:span></text:p>
      <text:p text:style-name="P2"/>
      <text:p text:style-name="P2">Eigenvector centrality, <text:span text:style-name="T3">a score based on the connections of a given node to </text:span><text:span text:style-name="T4">other nodes with high scores</text:span></text:p>
      <text:p text:style-name="P2"/>
      <text:p text:style-name="P2">Degree centrality, calculated by the number of edges a node has.</text:p>
      <text:p text:style-name="P2"/>
      <text:p text:style-name="P2">Page-rank centrality, <text:span text:style-name="T4">the rank of a given node is based on </text:span><text:span text:style-name="T5">how a node is pointing to it,</text:span></text:p>
      <text:p text:style-name="P7">if a node is pointing to multiple nodes it will give a fraction of it’s rank to other nodes equal to the number of “pointers”, </text:p>
      <text:p text:style-name="P7">we then make a adjacency-matrix of all the fractions based on the pointing and then iterate over the nodes initialized with some value x and then multiply the value x with the sum of fractions on the row corresponding to the node in the adjacency matrix,</text:p>
      <text:p text:style-name="P7">dumping factor is used when calculating page-rank so that pages that point to it self don’t automatically get higher score, the page rank is applied at the end of an iteration.</text:p>
      <text:p text:style-name="P7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32:45.200182946</meta:creation-date>
    <dc:date>2023-03-20T13:54:59.228090973</dc:date>
    <meta:editing-duration>PT18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369" meta:character-count="2017" meta:non-whitespace-character-count="1662"/>
  </office:meta>
</office:document-meta>
</file>